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4cm" presentation:class="title" presentation:user-transformed="true">
          <draw:text-box>
            <text:p>Physics Informed Neural Network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Aryan Ritwajeet Jha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A neural network whose loss function includes some <text:span text:style-name="T2">Physics-based or Mathematics-based loss function(s)</text:span>. These loss functions should be relevant to the system of our concern.</text:p>
              </text:list-item>
              <text:list-item>
                <text:p>For example: </text:p>
                <text:list>
                  <text:list-item>
                    <text:p>KKT equations f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problems do we hope to counter using PINNs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Because NNs (by NN I always mean Deep Neural Networks or DNNs) typically tend to have these problems, when applied to solve physical systems such as Power Systems:</text:p>
                <text:list>
                  <text:list-item>
                    <text:p><text:span text:style-name="T3">Low interpretability in data processing</text:span></text:p>
                  </text:list-item>
                  <text:list-item>
                    <text:p><text:span text:style-name="T3">High quantity and quality of required training data</text:span></text:p>
                  </text:list-item>
                  <text:list-item>
                    <text:p><text:span text:style-name="T3">Production of physically infeasible/incoherent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901cm" svg:x="1.4cm" svg:y="-0.008cm" presentation:class="title" presentation:user-transformed="true">
          <draw:text-box>
            <text:p>Recall: Why do we even want to use any kind of NN?<text:line-break/></text:p>
          </draw:text-box>
        </draw:frame>
        <draw:frame presentation:style-name="pr8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Why use some black box model when we have more tangible gradient descent iterative models or sometimes even analytical models</text:span></text:p>
                <text:list>
                  <text:list-item>
                    <text:p text:style-name="P5">System cannot be feasibly solved for using standard computational tools.</text:p>
                  </text:list-item>
                  <text:list-item>
                    <text:p text:style-name="P5">Conventional solution <text:span text:style-name="T1">too slow</text:span><text:span text:style-name="T4">.</text:span></text:p>
                    <text:p text:style-name="P5"><text:span text:style-name="T4"/></text:p>
                  </text:list-item>
                  <text:list-item>
                    <text:p text:style-name="P5"><text:span text:style-name="T4">NNs are fast.</text:span></text:p>
                  </text:list-item>
                  <text:list-item>
                    <text:p text:style-name="P5"><text:span text:style-name="T4">With the right architecture and training data, NNs can solve for (generate outputs for) most real-world system problems.</text:span></text:p>
                    <text:p text:style-name="P5"><text:span text:style-name="T4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alm of Machine Learning covered as part of this presentation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evers of change in your PINN<text:line-break/><text:span text:style-name="T5">for an already built NN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Which equation(s) to model in your loss function.</text:p>
              </text:list-item>
              <text:list-item>
                <text:p>What fraction of the loss function is modelled by the <text:span text:style-name="T1">system equations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do the references say?</text:p>
          </draw:text-box>
        </draw:frame>
        <draw:frame presentation:style-name="pr8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do the simulations say?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t a Glanc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n specific problems statements, PINNs found to be a helpful form of Supervised Learning for problem solving.</text:p>
              </text:list-item>
              <text:list-item>
                <text:p>PINNs are still black boxes.</text:p>
              </text:list-item>
              <text:list-item>
                <text:p>PINNs are NOT faster than NNs.</text:p>
              </text:list-item>
              <text:list-item>
                <text:p>PINNs do NOT take less training epochs than NNs.</text:p>
              </text:list-item>
              <text:list-item>
                <text:p>System equations are NOT restricted to be Partial Differential Equations.</text:p>
              </text:list-item>
              <text:list-item>
                <text:p>Reinforcement Learning was NOT covered in this presentation. All references covered here only dealt in Supervised Lear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1:25.238000000</meta:creation-date>
    <meta:editing-duration>PT4H3M34S</meta:editing-duration>
    <meta:editing-cycles>14</meta:editing-cycles>
    <meta:generator>LibreOffice/7.2.2.2$Windows_X86_64 LibreOffice_project/02b2acce88a210515b4a5bb2e46cbfb63fe97d56</meta:generator>
    <dc:title>Beehive</dc:title>
    <dc:date>2023-03-06T19:13:24.280000000</dc:date>
    <meta:document-statistic meta:object-count="172"/>
  </office:meta>
</office:document-meta>
</file>